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C000001B55CFAEC6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508cm"/>
    </style:style>
    <style:style style:name="Tabelle1.B" style:family="table-column">
      <style:table-column-properties style:column-width="8.599cm"/>
    </style:style>
    <style:style style:name="Tabelle1.C" style:family="table-column">
      <style:table-column-properties style:column-width="1.588cm"/>
    </style:style>
    <style:style style:name="Tabelle1.D" style:family="table-column">
      <style:table-column-properties style:column-width="5.318cm"/>
    </style:style>
    <style:style style:name="Tabelle1.A1" style:family="table-cell">
      <style:table-cell-properties fo:background-color="#006ab2" fo:padding="0.097cm" fo:border="none">
        <style:background-image/>
      </style:table-cell-properties>
    </style:style>
    <style:style style:name="Tabelle1.A2" style:family="table-cell">
      <style:table-cell-properties fo:background-color="#c8d3d9" fo:padding="0.097cm" fo:border="none">
        <style:background-image/>
      </style:table-cell-properties>
    </style:style>
    <style:style style:name="Tabelle1.A3" style:family="table-cell">
      <style:table-cell-properties fo:padding="0.097cm" fo:border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D3" style:family="table-cell">
      <style:table-cell-properties fo:padding="0.097cm" fo:border="none"/>
    </style:style>
    <style:style style:name="P1" style:family="paragraph" style:parent-style-name="Header">
      <style:text-properties officeooo:rsid="0021cf2c" officeooo:paragraph-rsid="0021cf2c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2fcf25" officeooo:paragraph-rsid="002fcf25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text-properties officeooo:paragraph-rsid="00347bef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Calibri" fo:font-weight="bold" officeooo:rsid="00239de4" officeooo:paragraph-rsid="00347be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211604" officeooo:paragraph-rsid="00347bef"/>
    </style:style>
    <style:style style:name="P8" style:family="paragraph" style:parent-style-name="Standard">
      <style:text-properties style:font-name="DejaVu Sans Condensed" officeooo:paragraph-rsid="003bb543"/>
    </style:style>
    <style:style style:name="P9" style:family="paragraph" style:parent-style-name="Heading_20_1">
      <style:paragraph-properties fo:text-align="center" style:justify-single-word="false"/>
      <style:text-properties style:font-name="DejaVu Sans Condensed" fo:font-size="18pt" style:font-size-asian="18pt" style:font-size-complex="18pt"/>
    </style:style>
    <style:style style:name="T1" style:family="text">
      <style:text-properties officeooo:rsid="00330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{{variable.label}}</text:h>
      <text:p text:style-name="P2"/>
      <text:p text:style-name="P4">Variablenname: {{variable.name}}</text:p>
      <text:p text:style-name="P3">{{#if variable.description}}</text:p>
      <text:p text:style-name="P4">Beschreibung: <text:s/>{{variable.description}}</text:p>
      <text:p text:style-name="P3">{{/if}}</text:p>
      <text:p text:style-name="P4">Datentyp: {{variable.dataType}}</text:p>
      <text:p text:style-name="P4">Skalenniveau: {{variable.scaleLevel}}</text:p>
      <text:p text:style-name="P8"><text:span text:style-name="T1">{{#if variable.number}}</text:span>Variablennummer: {{variable.number}}</text:p>
      <text:p text:style-name="P8"><text:span text:style-name="T1">{{/if}}</text:span></text:p>
      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row><table:table-cell table:style-name="Tabelle1.A1" table:number-columns-spanned="4" office:value-type="string"><text:p text:style-name="P6">Häufigkeitsverteilungen</text:p></table:table-cell><table:covered-table-cell/><table:covered-table-cell/><table:covered-table-cell/></table:table-row><table:table-row><table:table-cell table:style-name="Tabelle1.A2" office:value-type="string"><text:p text:style-name="P7">Wert</text:p></table:table-cell><table:table-cell table:style-name="Tabelle1.A2" office:value-type="string"><text:p text:style-name="P7">Ausprägung</text:p></table:table-cell><table:table-cell table:style-name="Tabelle1.A2" office:value-type="string"><text:p text:style-name="P7">Missing</text:p></table:table-cell><table:table-cell table:style-name="Tabelle1.A2" office:value-type="string"><text:p text:style-name="P7">Anzahl</text:p></table:table-cell></table:table-row>{{#each variable.answerOptions}}<table:table-row><table:table-cell table:style-name="Tabelle1.A3" office:value-type="string"><text:p text:style-name="Text_20_body">{{this.code}}</text:p></table:table-cell><table:table-cell table:style-name="Tabelle1.B3" office:value-type="string"><text:p text:style-name="Text_20_body">{{this.label}}</text:p></table:table-cell><table:table-cell table:style-name="Tabelle1.C3" office:value-type="string"><text:p text:style-name="Text_20_body">{{this.isMissing}}</text:p></table:table-cell><table:table-cell table:style-name="Tabelle1.D3" office:value-type="string"><text:p text:style-name="Text_20_body">{{this.absoluteFrequency}}</text:p></table:table-cell></table:table-row>{{/each}}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cf2c" officeooo:paragraph-rsid="0021cf2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x="13.439cm" svg:y="-0.423cm" svg:width="3.212cm" svg:height="1.397cm" draw:z-index="0"><draw:image xlink:href="Pictures/10000000000003EC000001B55CFAEC6E.jpg" xlink:type="simple" xlink:show="embed" xlink:actuate="onLoad"/></draw:frame>{{FDZProject.name}}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38S</meta:editing-duration>
    <meta:editing-cycles>28</meta:editing-cycles>
    <meta:generator>LibreOffice/4.2.8.2$Linux_X86_64 LibreOffice_project/420m0$Build-2</meta:generator>
    <dc:date>2015-12-01T15:12:09.457017217</dc:date>
    <meta:document-statistic meta:table-count="1" meta:image-count="1" meta:object-count="0" meta:page-count="1" meta:paragraph-count="20" meta:word-count="28" meta:character-count="400" meta:non-whitespace-character-count="391"/>
    <meta:user-defined meta:name="Info 1"/>
    <meta:user-defined meta:name="Info 2"/>
    <meta:user-defined meta:name="Info 3"/>
    <meta:user-defined meta:name="Info 4"/>
  </office:meta>
</office:document-meta>
</file>